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def" officeooo:paragraph-rsid="0003a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ER PRESENTE</text:p>
      <text:p text:style-name="P1">PERMISOS EMPLEADOS GENERALIDADES</text:p>
      <text:p text:style-name="P1">debe seleccionar bueno o malo, en la firma los null o lo trae, puede chequearlo pero si no lo inspecciona no los tra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5:30:58.865298056</meta:creation-date>
    <dc:date>2023-03-29T15:32:12.363178684</dc:date>
    <meta:editing-duration>PT1M14S</meta:editing-duration>
    <meta:editing-cycles>1</meta:editing-cycles>
    <meta:document-statistic meta:table-count="0" meta:image-count="0" meta:object-count="0" meta:page-count="1" meta:paragraph-count="3" meta:word-count="28" meta:character-count="163" meta:non-whitespace-character-count="138"/>
    <meta:generator>LibreOffice/7.3.7.2$Linux_X86_64 LibreOffice_project/30$Build-2</meta:generator>
  </office:meta>
</office:document-meta>
</file>